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Wrapper.VerificationWrapper( WrapperT wrappedVer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rapper.atMo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rapper.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rapper.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rapper.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rapper.verify( Verification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rapper.times( int wanted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Wrapper.atLeast( int min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Wrapper.atMost( int max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